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fd91" officeooo:paragraph-rsid="0008f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se cases</text:p>
      <text:p text:style-name="Preformatted_20_Text"/>
      <text:p text:style-name="Preformatted_20_Text">the buyer will use the app to browse the products we have to sell, <text:s/>selects some to purchase, and supply the information needed to create the order</text:p>
      <text:p text:style-name="Preformatted_20_Text"/>
      <text:p text:style-name="Preformatted_20_Text">The seller uses the depot to maintain a a list of products to sell, determine the orders that are awaiting shipment and mark orders as shipped</text:p>
      <text:p text:style-name="Preformatted_20_Text"/>
      <text:p text:style-name="Preformatted_20_Text">ERd diagram</text:p>
      <text:p text:style-name="Preformatted_20_Text"/>
      <text:p text:style-name="Preformatted_20_Text">the buyer sees a catalogue page from which he selecyts one prioduct at a time,</text:p>
      <text:p text:style-name="Preformatted_20_Text">each product selected is added to the cart and the cart is displayed after each selection</text:p>
      <text:p text:style-name="Preformatted_20_Text">the buyer can continue using the catalogue page</text:p>
      <text:p text:style-name="Preformatted_20_Text"/>
      <text:p text:style-name="Preformatted_20_Text">seller</text:p>
      <text:p text:style-name="Preformatted_20_Text">after logging in, the seller sees a menu letting her create or view a product or ship existing orders.</text:p>
      <text:p text:style-name="Preformatted_20_Text">When viewing the products, seller can optionally edit the product or delete the product entirely</text:p>
      <text:p text:style-name="Preformatted_20_Text"/>
      <text:p text:style-name="Preformatted_20_Text">shippping function displays each order that hasnt been yet shipped one order per page. the seller</text:p>
      <text:p text:style-name="Preformatted_20_Text">can choose to skip to the next or ship the order</text:p>
      <text:p text:style-name="Preformatted_20_Text"/>
      <text:p text:style-name="Preformatted_20_Text">TASK B VALIDATION AND UNIT TESTING</text:p>
      <text:p text:style-name="Preformatted_20_Text">- The model is the gatekeeper between the world of code and the database</text:p>
      <text:p text:style-name="Preformatted_20_Text">validation is for protecting the database to avoid bad data</text:p>
      <text:p text:style-name="Preformatted_20_Text">validation checks one or more fields against one or more conditions </text:p>
      <text:p text:style-name="Preformatted_20_Text"/>
      <text:p text:style-name="Preformatted_20_Text">presense: true checks if name fields is present</text:p>
      <text:p text:style-name="Preformatted_20_Text">uniqueness: true checks to make sure if username is not replicated</text:p>
      <text:p text:style-name="Preformatted_20_Text"/>
      <text:p text:style-name="Preformatted_20_Text">Test fixtures</text:p>
      <text:p text:style-name="Preformatted_20_Text">these files contain test data in yml format</text:p>
      <text:p text:style-name="Preformatted_20_Text">Each fixture contains data for a single model. The name of the fixture is significant: the base name of the file must match the name odf the database table</text:p>
      <text:p text:style-name="Preformatted_20_Text"/>
      <text:p text:style-name="P1">Create catalog li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8T02:47:53.342867730</dc:date>
    <meta:editing-duration>PT58S</meta:editing-duration>
    <meta:editing-cycles>1</meta:editing-cycles>
    <meta:document-statistic meta:table-count="0" meta:image-count="0" meta:object-count="0" meta:page-count="1" meta:paragraph-count="22" meta:word-count="260" meta:character-count="1451" meta:non-whitespace-character-count="1211"/>
    <meta:generator>LibreOffice/6.4.7.2$Linux_X86_64 LibreOffice_project/40$Build-2</meta:generator>
  </office:meta>
</office:document-meta>
</file>